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badf" officeooo:paragraph-rsid="001dbadf"/>
    </style:style>
    <style:style style:name="P2" style:family="paragraph" style:parent-style-name="Standard">
      <style:text-properties officeooo:rsid="001e127d" officeooo:paragraph-rsid="001ecff5"/>
    </style:style>
    <style:style style:name="P3" style:family="paragraph" style:parent-style-name="Standard">
      <style:text-properties officeooo:rsid="001f8ad3" officeooo:paragraph-rsid="001f8ad3"/>
    </style:style>
    <style:style style:name="P4" style:family="paragraph" style:parent-style-name="Standard">
      <style:text-properties officeooo:rsid="00213066" officeooo:paragraph-rsid="00213066"/>
    </style:style>
    <style:style style:name="P5" style:family="paragraph" style:parent-style-name="Standard">
      <style:text-properties officeooo:rsid="001f1f93" officeooo:paragraph-rsid="001f1f93"/>
    </style:style>
    <style:style style:name="P6" style:family="paragraph" style:parent-style-name="Standard">
      <style:text-properties officeooo:rsid="0026d298" officeooo:paragraph-rsid="0026d298"/>
    </style:style>
    <style:style style:name="P7" style:family="paragraph" style:parent-style-name="Standard">
      <style:text-properties fo:font-weight="bold" officeooo:rsid="00213066" officeooo:paragraph-rsid="00213066" style:font-weight-asian="bold" style:font-weight-complex="bold"/>
    </style:style>
    <style:style style:name="P8" style:family="paragraph" style:parent-style-name="Standard">
      <style:text-properties fo:font-weight="bold" officeooo:rsid="003689fd" officeooo:paragraph-rsid="003689fd" style:font-weight-asian="bold" style:font-weight-complex="bold"/>
    </style:style>
    <style:style style:name="P9" style:family="paragraph" style:parent-style-name="Standard">
      <style:text-properties fo:font-weight="bold" officeooo:rsid="00375e2d" officeooo:paragraph-rsid="00375e2d" style:font-weight-asian="bold" style:font-weight-complex="bold"/>
    </style:style>
    <style:style style:name="P10" style:family="paragraph" style:parent-style-name="Standard">
      <style:text-properties officeooo:paragraph-rsid="00281f68"/>
    </style:style>
    <style:style style:name="P11" style:family="paragraph" style:parent-style-name="Standard">
      <style:text-properties fo:font-weight="normal" officeooo:rsid="002d4142" officeooo:paragraph-rsid="002d4142" style:font-weight-asian="normal" style:font-weight-complex="normal"/>
    </style:style>
    <style:style style:name="P12" style:family="paragraph" style:parent-style-name="Standard">
      <style:text-properties fo:font-weight="normal" officeooo:rsid="002e859f" officeooo:paragraph-rsid="002e859f" style:font-weight-asian="normal" style:font-weight-complex="normal"/>
    </style:style>
    <style:style style:name="P13" style:family="paragraph" style:parent-style-name="Standard">
      <style:text-properties fo:font-weight="normal" officeooo:rsid="002e859f" officeooo:paragraph-rsid="00332c27" style:font-weight-asian="normal" style:font-weight-complex="normal"/>
    </style:style>
    <style:style style:name="P14" style:family="paragraph" style:parent-style-name="Standard">
      <style:text-properties fo:font-weight="normal" officeooo:rsid="00281f68" officeooo:paragraph-rsid="00281f68" style:font-weight-asian="normal" style:font-weight-complex="normal"/>
    </style:style>
    <style:style style:name="P15" style:family="paragraph" style:parent-style-name="Standard">
      <style:text-properties fo:font-weight="normal" officeooo:rsid="003689fd" officeooo:paragraph-rsid="003689fd" style:font-weight-asian="normal" style:font-weight-complex="normal"/>
    </style:style>
    <style:style style:name="P16" style:family="paragraph" style:parent-style-name="Standard">
      <style:text-properties fo:font-style="normal" fo:font-weight="normal" officeooo:rsid="002faed8" officeooo:paragraph-rsid="002faed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2e859f" officeooo:paragraph-rsid="002e859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weight="bold" officeooo:rsid="003689fd" officeooo:paragraph-rsid="00281f68" style:font-weight-asian="bold" style:font-weight-complex="bold"/>
    </style:style>
    <style:style style:name="P19" style:family="paragraph" style:parent-style-name="Standard">
      <style:text-properties fo:font-style="normal" fo:font-weight="normal" officeooo:rsid="002faed8" officeooo:paragraph-rsid="002faed8" style:font-style-asian="normal" style:font-weight-asian="normal" style:font-style-complex="normal" style:font-weight-complex="normal"/>
    </style:style>
    <style:style style:name="P20" style:family="paragraph" style:parent-style-name="Preformatted_20_Text">
      <style:text-properties fo:font-style="normal" fo:font-weight="normal" officeooo:rsid="002faed8" officeooo:paragraph-rsid="002faed8" style:font-style-asian="normal" style:font-weight-asian="normal" style:font-style-complex="normal" style:font-weight-complex="normal"/>
    </style:style>
    <style:style style:name="P2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ecff5"/>
    </style:style>
    <style:style style:name="T2" style:family="text">
      <style:text-properties fo:font-weight="normal" officeooo:rsid="00281f68" style:font-weight-asian="normal" style:font-weight-complex="normal"/>
    </style:style>
    <style:style style:name="T3" style:family="text">
      <style:text-properties fo:font-weight="normal" officeooo:rsid="003689fd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32c27" style:font-style-asian="normal" style:font-style-complex="normal"/>
    </style:style>
    <style:style style:name="T7" style:family="text">
      <style:text-properties officeooo:rsid="00332c27"/>
    </style:style>
    <style:style style:name="T8" style:family="text">
      <style:text-properties officeooo:rsid="003689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wnload pdb files manually:</text:p>
      <text:p text:style-name="P1">1. go to here: <text:a xlink:type="simple" xlink:href="https://www.rcsb.org/pdb/download/download.do" text:style-name="Internet_20_link" text:visited-style-name="Visited_20_Internet_20_Link">https://www.rcsb.org/pdb/download/download.do</text:a></text:p>
      <text:p text:style-name="P1">2. give pdb ids and select other options</text:p>
      <text:p text:style-name="P1">3. click launch download: a file “download_rcsb.jnlp” will be downloaded</text:p>
      <text:p text:style-name="P1">4. Run “javaws download_rcsb.jnlp”, it downloads all the pdb files</text:p>
      <text:p text:style-name="P1"/>
      <text:p text:style-name="P2">PDB or PDBx/mmCIF Format: </text:p>
      <text:p text:style-name="P2"><text:span text:style-name="T1">click here: </text:span><text:a xlink:type="simple" xlink:href="https://pdb101.rcsb.org/learn/guide-to-understanding-pdb-data/beginner’s-guide-to-pdb-structures-and-the-pdbx-mmcif-format" text:style-name="Internet_20_link" text:visited-style-name="Visited_20_Internet_20_Link"><text:span text:style-name="T1">https://pdb101.rcsb.org/learn/guide-to-understanding-pdb-data/beginner%E2%80%99s-guide-to-pdb-structures-and-the-pdbx-mmcif-format</text:span></text:a></text:p>
      <text:p text:style-name="P2"/>
      <text:p text:style-name="P5">Contact maps: 1/0 matrix based on some threshold of carbon alpha-alpha distances of residue pairs.</text:p>
      <text:p text:style-name="P5"><text:a xlink:type="simple" xlink:href="https://warwick.ac.uk/fac/sci/moac/people/students/peter_cock/python/protein_contact_map/" text:style-name="Internet_20_link" text:visited-style-name="Visited_20_Internet_20_Link">https://warwick.ac.uk/fac/sci/moac/people/students/peter_cock/python/protein_contact_map/</text:a></text:p>
      <text:p text:style-name="P5"/>
      <text:p text:style-name="P3">Biopython api documentation: <text:a xlink:type="simple" xlink:href="https://biopython.org/docs/dev/api/Bio.html" text:style-name="Internet_20_link" text:visited-style-name="Visited_20_Internet_20_Link">https://biopython.org/docs/dev/api/Bio.html</text:a>#</text:p>
      <text:p text:style-name="P6">Tutorials point: <text:a xlink:type="simple" xlink:href="https://www.tutorialspoint.com/biopython/biopython_creating_simple_application.htm" text:style-name="Internet_20_link" text:visited-style-name="Visited_20_Internet_20_Link">https://www.tutorialspoint.com/biopython/biopython_creating_simple_application.htm</text:a></text:p>
      <text:p text:style-name="P6"/>
      <text:p text:style-name="P3"><text:s/></text:p>
      <text:p text:style-name="P4">run code from codes directory, e.g</text:p>
      <text:p text:style-name="P7">/protein_project_1/codes$ python run.py</text:p>
      <text:p text:style-name="P7"/>
      <text:p text:style-name="P18">BIO papers</text:p>
      <text:p text:style-name="P10"><text:span text:style-name="T3">1. </text:span><text:a xlink:type="simple" xlink:href="https://academic.oup.com/bioinformatics/article/28/23/3066/195693" text:style-name="Internet_20_link" text:visited-style-name="Visited_20_Internet_20_Link"><text:span text:style-name="T2">DNCON</text:span></text:a>: <text:span text:style-name="T2">Predicting protein residue–residue contacts using deepnetworks and boosting</text:span></text:p>
      <text:p text:style-name="P10"><text:span text:style-name="T3">2. </text:span><text:a xlink:type="simple" xlink:href="https://bmcbioinformatics.biomedcentral.com/articles/10.1186/1471-2105-14-S14-S12" text:style-name="Internet_20_link" text:visited-style-name="Visited_20_Internet_20_Link"><text:span text:style-name="T2">A study and benchmark of DNcon</text:span></text:a><text:span text:style-name="T2">: a method for protein residue-residue contact prediction using deep networks</text:span></text:p>
      <text:p text:style-name="P14"><text:span text:style-name="T8">3. </text:span>DNCON2:</text:p>
      <text:p text:style-name="P14"><text:span text:style-name="T8">4. </text:span>Deep learning methods in protein structure prediction</text:p>
      <text:p text:style-name="P15">5. template based protein structure reconstruction method using deep autoencoder learning</text:p>
      <text:p text:style-name="P15">6. DESTINI</text:p>
      <text:p text:style-name="P8"/>
      <text:p text:style-name="P8">DL papers</text:p>
      <text:p text:style-name="P15">5. image to image translation</text:p>
      <text:p text:style-name="P14"/>
      <text:p text:style-name="P9">Codes</text:p>
      <text:p text:style-name="P11">VAE: <text:a xlink:type="simple" xlink:href="https://github.com/coolvision/vae_conv" text:style-name="Internet_20_link" text:visited-style-name="Visited_20_Internet_20_Link">https://github.com/coolvision/vae_conv</text:a></text:p>
      <text:p text:style-name="P11"/>
      <text:p text:style-name="P12">The ways to work:</text:p>
      <text:p text:style-name="P12">1. <text:span text:style-name="T7">L</text:span>et, there is a file <text:span text:style-name="T7">containing pdb ids</text:span>, i.e. pdb_identifiers.txt. </text:p>
      <text:p text:style-name="P13">2. <text:span text:style-name="T7">R</text:span>un pdb_converter.py’s three functionalities:</text:p>
      <text:p text:style-name="P13"><text:tab/>download<text:span text:style-name="T7">()</text:span></text:p>
      <text:p text:style-name="P13"><text:tab/>convert_into_distmatrices_contactmaps<text:span text:style-name="T7">()</text:span></text:p>
      <text:p text:style-name="P13"><text:tab/>convert_into_fasta<text:span text:style-name="T7">()</text:span></text:p>
      <text:p text:style-name="P13"><text:tab/><text:span text:style-name="T7">clean()</text:span></text:p>
      <text:p text:style-name="P13">The function <text:span text:style-name="T4">do() </text:span><text:span text:style-name="T5">does </text:span><text:span text:style-name="T6">four</text:span><text:span text:style-name="T5"> tasks. This also keeps track of defected pdb ids. Some Amino-acid residues do not have alpha-carbon in the downloaded .cif file. The defected pdb ids are saved into defected_pdb_ids.txt file. </text:span><text:span text:style-name="T6">Clean() cleans these pdb ids from everywhere</text:span></text:p>
      <text:p text:style-name="P16">3. Split all valid pdb ids into train, validation and test set of 60%, 20% and 20% respectively.</text:p>
      <text:p text:style-name="P16">4. Create feature for each valid pdb id.</text:p>
      <text:p text:style-name="P16"/>
      <text:p text:style-name="P16"/>
      <text:p text:style-name="P20"><text:soft-page-break/>2ees ============: <text:s/>0</text:p>
      <text:p text:style-name="Preformatted_20_Text">2eet ============: <text:s/>0</text:p>
      <text:p text:style-name="Preformatted_20_Text">2eeu ============: <text:s/>0</text:p>
      <text:p text:style-name="P21">2eev ============: <text:s/>0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2:28:25.483525306</meta:creation-date>
    <dc:date>2020-04-12T09:39:19.524152354</dc:date>
    <meta:editing-duration>PT7H7M11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244" meta:character-count="2025" meta:non-whitespace-character-count="1809"/>
  </office:meta>
</office:document-meta>
</file>